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3"/>
        <table:table-column table:style-name="co1" table:number-columns-repeated="5" table:default-cell-style-name="ce4"/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5"/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2"/>
          <table:table-cell table:style-name="ce3" office:value-type="string" calcext:value-type="string">
            <text:p/>
            <text:p/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5"/>
          <table:table-cell table:number-columns-repeated="5"/>
        </table:table-row>
        <table:table-row table:style-name="ro2">
          <table:table-cell/>
          <table:table-cell table:style-name="ce4" table:number-columns-spanned="1" table:number-rows-spanned="15"/>
          <table:table-cell table:style-name="ce3" office:value-type="string" calcext:value-type="string" table:number-columns-spanned="2" table:number-rows-spanned="1">
            <text:p>1. Personalitzar els fulls de càlcul</text:p>
          </table:table-cell>
          <table:covered-table-cell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4" table:number-columns-spanned="1" table:number-rows-spanned="2"/>
          <table:table-cell office:value-type="string" calcext:value-type="string">
            <text:p>1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2" table:number-rows-spanned="1">
            <text:p>2. Plantilles</text:p>
          </table:table-cell>
          <table:covered-table-cell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4" table:number-columns-spanned="1" table:number-rows-spanned="3"/>
          <table:table-cell office:value-type="string" calcext:value-type="string">
            <text:p>Checklis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2" table:number-rows-spanned="1">
            <text:p>3. Importar / Exportar</text:p>
          </table:table-cell>
          <table:covered-table-cell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4" table:number-columns-spanned="1" table:number-rows-spanned="3"/>
          <table:table-cell office:value-type="string" calcext:value-type="string">
            <text:p>Export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2" table:number-rows-spanned="1">
            <text:p>4. Macros</text:p>
          </table:table-cell>
          <table:covered-table-cell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4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spanned="3" table:number-rows-spanned="1"/>
          <table:covered-table-cell/>
          <table:covered-table-cell table:style-name="ce5"/>
          <table:table-cell table:formula="of:=SUM([.E6]+[.E7]+[.E11]+[.E13]+[.E15]+[.E18]+[.E19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ce4"/>
          <table:table-cell table:style-name="ce3"/>
          <table:table-cell table:style-name="ce5"/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style-name="ce3"/>
          <table:table-cell table:style-name="ce5"/>
          <table:table-cell table:style-name="ce1" table:number-columns-repeated="5"/>
        </table:table-row>
        <table:table-row table:style-name="ro1" table:number-rows-repeated="3">
          <table:table-cell table:style-name="Default" table:number-columns-repeated="2"/>
          <table:table-cell/>
          <table:table-cell table:style-name="ce5"/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30:40.820265293</meta:creation-date>
    <dc:date>2024-01-12T08:51:40.341006196</dc:date>
    <meta:editing-duration>PT10M48S</meta:editing-duration>
    <meta:editing-cycles>3</meta:editing-cycles>
    <meta:generator>LibreOffice/7.3.7.2$Linux_X86_64 LibreOffice_project/30$Build-2</meta:generator>
    <meta:document-statistic meta:table-count="1" meta:cell-count="33" meta:object-count="0"/>
  </office:meta>
</office:document-meta>
</file>